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1593*"/>
    </style:style>
    <style:style style:name="Table1.B" style:family="table-column">
      <style:table-column-properties style:column-width="3.2479in" style:rel-column-width="20250*"/>
    </style:style>
    <style:style style:name="Table1.C" style:family="table-column">
      <style:table-column-properties style:column-width="3.6861in" style:rel-column-width="22982*"/>
    </style:style>
    <style:style style:name="Table1.D" style:family="table-column">
      <style:table-column-properties style:column-width="3.3215in" style:rel-column-width="207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7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8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officeooo:paragraph-rsid="0009f435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8ca01"/>
    </style:style>
    <style:style style:name="T7" style:family="text">
      <style:text-properties officeooo:rsid="0009f435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<text:span text:style-name="T6">Henrique Gaspar Nogueira</text:span></text:p>
      <text:p text:style-name="P7">PHASE: <text:span text:style-name="T6">Analyse Besoins</text:span></text:p>
      <text:p text:style-name="P8">SOUS-PHASE: <text:span text:style-name="T6">Étude de l'existant</text:span></text:p>
      <text:p text:style-name="P8">SEMAINE:<text:span text:style-name="T7">3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2">
            <text:p text:style-name="P10"><text:span text:style-name="T7">2</text:span></text:p>
          </table:table-cell>
          <table:table-cell table:style-name="Table1.B2" office:value-type="string">
            <text:p text:style-name="P10"><text:span text:style-name="T7">Étude de l'existante informatique</text:span></text:p>
          </table:table-cell>
          <table:table-cell table:style-name="Table1.B2" office:value-type="string">
            <text:p text:style-name="P10"><text:span text:style-name="T7">2h</text:span></text:p>
          </table:table-cell>
          <table:table-cell table:style-name="Table1.D2" office:value-type="string">
            <text:p text:style-name="P10"><text:span text:style-name="T7">3h30</text:span>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2-01T00:12:03</meta:creation-date>
    <meta:editing-cycles>3</meta:editing-cycles>
    <meta:editing-duration>PT00H03M23S</meta:editing-duration>
    <meta:generator>OpenOffice.org/3.2$Unix OpenOffice.org_project/320m19$Build-9505</meta:generator>
    <meta:initial-creator>Henrique Nogueira</meta:initial-creator>
    <dc:date>2011-02-01T00:15:26</dc:date>
    <dc:creator>Henrique Nogueira</dc:creator>
    <meta:document-statistic meta:table-count="1" meta:image-count="0" meta:object-count="0" meta:page-count="1" meta:paragraph-count="15" meta:word-count="35" meta:character-count="247"/>
  </office:meta>
</office:document-meta>
</file>